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3bbfc2"/>
    </style:style>
    <style:style style:name="P2" style:family="paragraph" style:parent-style-name="Standard">
      <style:text-properties officeooo:paragraph-rsid="003bbfc2"/>
    </style:style>
    <style:style style:name="P3" style:family="paragraph" style:parent-style-name="Standard">
      <style:text-properties style:font-name="Tahoma" officeooo:paragraph-rsid="003bbfc2" style:font-name-asian="Times New Roman1" style:font-name-complex="Tahoma1" style:font-size-complex="10pt"/>
    </style:style>
    <style:style style:name="P4" style:family="paragraph" style:parent-style-name="Standard">
      <style:paragraph-properties fo:margin-top="0cm" fo:margin-bottom="0cm" loext:contextual-spacing="false" fo:line-height="100%"/>
      <style:text-properties officeooo:paragraph-rsid="003bbfc2"/>
    </style:style>
    <style:style style:name="P5" style:family="paragraph" style:parent-style-name="Standard">
      <style:paragraph-properties fo:margin-top="0cm" fo:margin-bottom="0cm" loext:contextual-spacing="false" fo:line-height="100%"/>
      <style:text-properties style:font-name="Tahoma" officeooo:paragraph-rsid="003bbfc2" style:font-name-asian="Times New Roman1" style:font-name-complex="Tahoma1" style:font-size-complex="10pt"/>
    </style:style>
    <style:style style:name="P6" style:family="paragraph" style:parent-style-name="Standard">
      <style:paragraph-properties fo:margin-top="0cm" fo:margin-bottom="0cm" loext:contextual-spacing="false" fo:line-height="100%"/>
      <style:text-properties officeooo:rsid="00404a6c" officeooo:paragraph-rsid="00404a6c"/>
    </style:style>
    <style:style style:name="P7" style:family="paragraph" style:parent-style-name="Text_20_body">
      <style:paragraph-properties fo:margin-left="0cm" fo:margin-right="0cm" fo:margin-top="0cm" fo:margin-bottom="0cm" loext:contextual-spacing="false" fo:line-height="200%" fo:text-align="start" style:justify-single-word="false" fo:orphans="2" fo:widows="2" fo:text-indent="0cm" style:auto-text-indent="false" fo:padding="0cm" fo:border="none"/>
      <style:text-properties fo:font-variant="normal" fo:text-transform="none" fo:color="#444444" style:font-name="Times New Roman" fo:font-size="12pt" fo:letter-spacing="normal" fo:font-style="normal" fo:font-weight="normal"/>
    </style:style>
    <style:style style:name="P8" style:family="paragraph" style:parent-style-name="Text_20_body">
      <style:paragraph-properties fo:margin-left="0cm" fo:margin-right="0cm" fo:margin-top="0cm" fo:margin-bottom="0cm" loext:contextual-spacing="false" fo:line-height="200%" fo:text-align="start" style:justify-single-word="false" fo:orphans="2" fo:widows="2" fo:text-indent="0cm" style:auto-text-indent="false" fo:padding="0cm" fo:border="none"/>
      <style:text-properties fo:font-variant="normal" fo:text-transform="none" fo:color="#444444" style:font-name="Times New Roman" fo:font-size="12pt" fo:letter-spacing="normal" fo:font-style="normal" fo:font-weight="normal" officeooo:paragraph-rsid="00381244"/>
    </style:style>
    <style:style style:name="P9" style:family="paragraph" style:parent-style-name="Text_20_body">
      <style:paragraph-properties fo:margin-left="0cm" fo:margin-right="0cm" fo:margin-top="0cm" fo:margin-bottom="0cm" loext:contextual-spacing="false" fo:line-height="200%" fo:text-align="start" style:justify-single-word="false" fo:orphans="2" fo:widows="2" fo:text-indent="0cm" style:auto-text-indent="false" fo:padding="0cm" fo:border="none"/>
      <style:text-properties officeooo:paragraph-rsid="003bbfc2"/>
    </style:style>
    <style:style style:name="P10" style:family="paragraph" style:parent-style-name="Text_20_body">
      <style:paragraph-properties fo:margin-left="0cm" fo:margin-right="0cm" fo:margin-top="0cm" fo:margin-bottom="0cm" loext:contextual-spacing="false" fo:line-height="200%" fo:text-align="center" style:justify-single-word="false" fo:orphans="2" fo:widows="2" fo:text-indent="0cm" style:auto-text-indent="false" fo:padding="0cm" fo:border="none"/>
      <style:text-properties officeooo:paragraph-rsid="0042f607"/>
    </style:style>
    <style:style style:name="P11" style:family="paragraph" style:parent-style-name="Text_20_body">
      <style:paragraph-properties fo:margin-left="0cm" fo:margin-right="0cm" fo:margin-top="0cm" fo:margin-bottom="0cm" loext:contextual-spacing="false" fo:line-height="200%" fo:text-align="start" style:justify-single-word="false" fo:orphans="2" fo:widows="2" fo:text-indent="0cm" style:auto-text-indent="false" fo:padding="0cm" fo:border="none"/>
      <style:text-properties style:font-name="Times New Roman"/>
    </style:style>
    <style:style style:name="P12" style:family="paragraph" style:parent-style-name="Text_20_body">
      <style:paragraph-properties fo:margin-left="0cm" fo:margin-right="0cm" fo:margin-top="0cm" fo:margin-bottom="0cm" loext:contextual-spacing="false" fo:line-height="200%" fo:text-align="start" style:justify-single-word="false" fo:orphans="2" fo:widows="2" fo:text-indent="0cm" style:auto-text-indent="false" fo:break-before="page" fo:padding="0cm" fo:border="none"/>
      <style:text-properties officeooo:paragraph-rsid="003bbfc2"/>
    </style:style>
    <style:style style:name="P13" style:family="paragraph" style:parent-style-name="Text_20_body" style:list-style-name="L8">
      <style:paragraph-properties fo:margin-top="0cm" fo:margin-bottom="0cm" loext:contextual-spacing="false" fo:line-height="200%" fo:text-align="start" style:justify-single-word="false" fo:orphans="2" fo:widows="2" fo:padding="0cm" fo:border="none"/>
      <style:text-properties fo:font-variant="normal" fo:text-transform="none" fo:color="#444444" style:font-name="Times New Roman" fo:font-size="12pt" fo:letter-spacing="normal" fo:font-style="normal" fo:font-weight="normal" officeooo:rsid="0030af3f" officeooo:paragraph-rsid="0030af3f"/>
    </style:style>
    <style:style style:name="P14" style:family="paragraph" style:parent-style-name="Text_20_body" style:list-style-name="L8">
      <style:paragraph-properties fo:margin-top="0cm" fo:margin-bottom="0cm" loext:contextual-spacing="false" fo:line-height="200%" fo:text-align="start" style:justify-single-word="false" fo:orphans="2" fo:widows="2" fo:padding="0cm" fo:border="none"/>
      <style:text-properties fo:font-variant="normal" fo:text-transform="none" fo:color="#444444" style:font-name="Times New Roman" fo:font-size="12pt" fo:letter-spacing="normal" fo:font-style="normal" fo:font-weight="normal" officeooo:rsid="00313888" officeooo:paragraph-rsid="00313888"/>
    </style:style>
    <style:style style:name="P15" style:family="paragraph" style:parent-style-name="Text_20_body">
      <style:paragraph-properties fo:margin-top="0cm" fo:margin-bottom="0cm" loext:contextual-spacing="false" fo:line-height="200%" fo:text-align="start" style:justify-single-word="false" fo:orphans="2" fo:widows="2" fo:padding="0cm" fo:border="none"/>
      <style:text-properties fo:font-variant="normal" fo:text-transform="none" fo:color="#444444" style:font-name="Times New Roman" fo:font-size="12pt" fo:letter-spacing="normal" fo:font-style="normal" fo:font-weight="normal" officeooo:rsid="00313888" officeooo:paragraph-rsid="00313888"/>
    </style:style>
    <style:style style:name="P16" style:family="paragraph" style:parent-style-name="Text_20_body" style:list-style-name="L9">
      <style:paragraph-properties fo:margin-top="0cm" fo:margin-bottom="0cm" loext:contextual-spacing="false" fo:line-height="200%" fo:text-align="start" style:justify-single-word="false" fo:orphans="2" fo:widows="2" fo:padding="0cm" fo:border="none"/>
      <style:text-properties fo:font-variant="normal" fo:text-transform="none" fo:color="#444444" style:font-name="Times New Roman" fo:font-size="12pt" fo:letter-spacing="normal" fo:font-style="normal" fo:font-weight="normal" officeooo:rsid="00342da0" officeooo:paragraph-rsid="00342da0"/>
    </style:style>
    <style:style style:name="P17" style:family="paragraph" style:parent-style-name="Text_20_body" style:list-style-name="L9">
      <style:paragraph-properties fo:margin-top="0cm" fo:margin-bottom="0cm" loext:contextual-spacing="false" fo:line-height="200%" fo:text-align="start" style:justify-single-word="false" fo:orphans="2" fo:widows="2" fo:padding="0cm" fo:border="none"/>
      <style:text-properties fo:font-variant="normal" fo:text-transform="none" fo:color="#444444" style:font-name="Times New Roman" fo:font-size="12pt" fo:letter-spacing="normal" fo:font-style="normal" fo:font-weight="normal" officeooo:rsid="003614f5" officeooo:paragraph-rsid="003614f5"/>
    </style:style>
    <style:style style:name="P18" style:family="paragraph" style:parent-style-name="Text_20_body">
      <style:paragraph-properties fo:margin-top="0cm" fo:margin-bottom="0cm" loext:contextual-spacing="false" fo:line-height="200%" fo:text-align="start" style:justify-single-word="false" fo:orphans="2" fo:widows="2" fo:padding="0cm" fo:border="none"/>
      <style:text-properties fo:font-variant="normal" fo:text-transform="none" fo:color="#444444" style:font-name="Times New Roman" fo:font-size="12pt" fo:letter-spacing="normal" fo:font-style="normal" fo:font-weight="normal" officeooo:rsid="003653ca" officeooo:paragraph-rsid="003653ca"/>
    </style:style>
    <style:style style:name="P19" style:family="paragraph" style:parent-style-name="Text_20_body" style:list-style-name="L10">
      <style:paragraph-properties fo:margin-top="0cm" fo:margin-bottom="0cm" loext:contextual-spacing="false" fo:line-height="200%" fo:text-align="start" style:justify-single-word="false" fo:orphans="2" fo:widows="2" fo:padding="0cm" fo:border="none"/>
      <style:text-properties fo:font-variant="normal" fo:text-transform="none" fo:color="#444444" style:font-name="Times New Roman" fo:font-size="12pt" fo:letter-spacing="normal" fo:font-style="normal" fo:font-weight="normal" officeooo:rsid="003653ca" officeooo:paragraph-rsid="003653ca"/>
    </style:style>
    <style:style style:name="P20" style:family="paragraph" style:parent-style-name="Text_20_body" style:list-style-name="L10">
      <style:paragraph-properties fo:margin-top="0cm" fo:margin-bottom="0cm" loext:contextual-spacing="false" fo:line-height="200%" fo:text-align="start" style:justify-single-word="false" fo:orphans="2" fo:widows="2" fo:padding="0cm" fo:border="none"/>
      <style:text-properties fo:font-variant="normal" fo:text-transform="none" fo:color="#444444" style:font-name="Times New Roman" fo:font-size="12pt" fo:letter-spacing="normal" fo:font-style="normal" fo:font-weight="normal" officeooo:rsid="00381244" officeooo:paragraph-rsid="00381244"/>
    </style:style>
    <style:style style:name="P21" style:family="paragraph" style:parent-style-name="Text_20_body" style:list-style-name="L10">
      <style:paragraph-properties fo:margin-top="0cm" fo:margin-bottom="0cm" loext:contextual-spacing="false" fo:line-height="200%" fo:text-align="start" style:justify-single-word="false" fo:orphans="2" fo:widows="2" fo:padding="0cm" fo:border="none"/>
      <style:text-properties fo:font-variant="normal" fo:text-transform="none" fo:color="#444444" style:font-name="Times New Roman" fo:font-size="12pt" fo:letter-spacing="normal" fo:font-style="normal" fo:font-weight="normal" officeooo:rsid="00392618" officeooo:paragraph-rsid="00392618"/>
    </style:style>
    <style:style style:name="P22" style:family="paragraph" style:parent-style-name="Text_20_body" style:list-style-name="L9">
      <style:paragraph-properties fo:margin-top="0cm" fo:margin-bottom="0cm" loext:contextual-spacing="false" fo:line-height="200%" fo:text-align="start" style:justify-single-word="false" fo:orphans="2" fo:widows="2" fo:padding="0cm" fo:border="none"/>
      <style:text-properties fo:font-variant="normal" fo:text-transform="none" fo:color="#444444" style:font-name="Times New Roman" fo:font-size="12pt" fo:letter-spacing="normal" fo:font-style="normal" fo:font-weight="normal" officeooo:rsid="00392618" officeooo:paragraph-rsid="00392618"/>
    </style:style>
    <style:style style:name="P23" style:family="paragraph" style:parent-style-name="Text_20_body" style:list-style-name="L4">
      <style:paragraph-properties fo:margin-top="0cm" fo:margin-bottom="0cm" loext:contextual-spacing="false" fo:line-height="200%" fo:text-align="start" style:justify-single-word="false" fo:orphans="2" fo:widows="2" fo:padding="0cm" fo:border="none"/>
      <style:text-properties fo:font-variant="normal" fo:text-transform="none" fo:color="#444444" style:font-name="Times New Roman" fo:font-size="12pt" fo:letter-spacing="normal" fo:font-style="italic" fo:font-weight="normal" officeooo:rsid="001c8399" officeooo:paragraph-rsid="001c8399" style:font-style-asian="italic" style:font-style-complex="italic"/>
    </style:style>
    <style:style style:name="P24" style:family="paragraph" style:parent-style-name="Text_20_body">
      <style:paragraph-properties fo:margin-top="0cm" fo:margin-bottom="0cm" loext:contextual-spacing="false" fo:line-height="200%" fo:text-align="start" style:justify-single-word="false" fo:orphans="2" fo:widows="2" fo:padding="0cm" fo:border="none"/>
      <style:text-properties fo:font-variant="normal" fo:text-transform="none" fo:color="#444444" style:font-name="Times New Roman" fo:font-size="12pt" fo:letter-spacing="normal" fo:font-style="italic" fo:font-weight="normal" officeooo:rsid="00217385" officeooo:paragraph-rsid="00217385" style:font-style-asian="italic" style:font-style-complex="italic"/>
    </style:style>
    <style:style style:name="P25" style:family="paragraph" style:parent-style-name="Text_20_body" style:list-style-name="L6">
      <style:paragraph-properties fo:margin-top="0cm" fo:margin-bottom="0cm" loext:contextual-spacing="false" fo:line-height="200%" fo:text-align="start" style:justify-single-word="false" fo:orphans="2" fo:widows="2" fo:padding="0cm" fo:border="none"/>
      <style:text-properties fo:font-weight="bold" officeooo:rsid="0026e143" officeooo:paragraph-rsid="0026e143" style:font-weight-asian="bold" style:font-weight-complex="bold"/>
    </style:style>
    <style:style style:name="P26" style:family="paragraph" style:parent-style-name="Text_20_body" style:list-style-name="L6">
      <style:paragraph-properties fo:margin-top="0cm" fo:margin-bottom="0cm" loext:contextual-spacing="false" fo:line-height="200%" fo:text-align="start" style:justify-single-word="false" fo:orphans="2" fo:widows="2" fo:padding="0cm" fo:border="none"/>
      <style:text-properties fo:font-weight="bold" officeooo:rsid="0027fcfa" officeooo:paragraph-rsid="0027fcfa" style:font-weight-asian="bold" style:font-weight-complex="bold"/>
    </style:style>
    <style:style style:name="P27" style:family="paragraph" style:parent-style-name="Text_20_body" style:list-style-name="L6">
      <style:paragraph-properties fo:margin-top="0cm" fo:margin-bottom="0cm" loext:contextual-spacing="false" fo:line-height="200%" fo:text-align="start" style:justify-single-word="false" fo:orphans="2" fo:widows="2" fo:padding="0cm" fo:border="none"/>
      <style:text-properties fo:font-weight="bold" officeooo:rsid="002af6cd" officeooo:paragraph-rsid="002af6cd" style:font-weight-asian="bold" style:font-weight-complex="bold"/>
    </style:style>
    <style:style style:name="P28" style:family="paragraph" style:parent-style-name="Text_20_body">
      <style:paragraph-properties fo:margin-top="0cm" fo:margin-bottom="0cm" loext:contextual-spacing="false" fo:line-height="200%" fo:text-align="start" style:justify-single-word="false" fo:orphans="2" fo:widows="2" fo:padding="0cm" fo:border="none"/>
      <style:text-properties fo:font-weight="bold" officeooo:paragraph-rsid="002a394b"/>
    </style:style>
    <style:style style:name="P29" style:family="paragraph" style:parent-style-name="Frame_20_contents">
      <style:text-properties style:use-window-font-color="true"/>
    </style:style>
    <style:style style:name="P30" style:family="paragraph">
      <loext:graphic-properties draw:fill="solid" draw:fill-color="#ffffff"/>
      <style:paragraph-properties fo:text-align="start"/>
      <style:text-properties fo:font-size="18pt"/>
    </style:style>
    <style:style style:name="T1" style:family="text">
      <style:text-properties fo:color="#000000" fo:font-size="9.75pt" loext:padding="0cm" loext:border="none"/>
    </style:style>
    <style:style style:name="T2" style:family="text">
      <style:text-properties fo:color="#000000" fo:font-size="9.75pt" officeooo:rsid="00163892" loext:padding="0cm" loext:border="none"/>
    </style:style>
    <style:style style:name="T3" style:family="text">
      <style:text-properties fo:color="#000000" fo:font-size="9.75pt" officeooo:rsid="0018259f" loext:padding="0cm" loext:border="none"/>
    </style:style>
    <style:style style:name="T4" style:family="text">
      <style:text-properties fo:color="#000000" fo:font-size="9.75pt" officeooo:rsid="001a53e7" loext:padding="0cm" loext:border="none"/>
    </style:style>
    <style:style style:name="T5" style:family="text">
      <style:text-properties fo:color="#000000" fo:font-size="9.75pt" officeooo:rsid="001baa36" loext:padding="0cm" loext:border="none"/>
    </style:style>
    <style:style style:name="T6" style:family="text">
      <style:text-properties fo:color="#000000" fo:font-size="9.75pt" fo:font-weight="bold" style:font-weight-asian="bold" style:font-weight-complex="bold" loext:padding="0cm" loext:border="none"/>
    </style:style>
    <style:style style:name="T7" style:family="text">
      <style:text-properties fo:color="#000000" fo:font-size="9.75pt" fo:font-weight="bold" officeooo:rsid="001c8399" style:font-weight-asian="bold" style:font-weight-complex="bold" loext:padding="0cm" loext:border="none"/>
    </style:style>
    <style:style style:name="T8" style:family="text">
      <style:text-properties fo:color="#000000" fo:font-size="9.75pt" officeooo:rsid="001c8399" loext:padding="0cm" loext:border="none"/>
    </style:style>
    <style:style style:name="T9" style:family="text">
      <style:text-properties fo:color="#000000" fo:font-size="9.75pt" officeooo:rsid="001c8399" style:font-weight-asian="normal" style:font-weight-complex="normal" loext:padding="0cm" loext:border="none"/>
    </style:style>
    <style:style style:name="T10" style:family="text">
      <style:text-properties fo:color="#000000" fo:font-size="9.75pt" style:font-weight-asian="normal" style:font-weight-complex="normal" loext:padding="0cm" loext:border="none"/>
    </style:style>
    <style:style style:name="T11" style:family="text">
      <style:text-properties fo:color="#000000" fo:font-size="9.75pt" fo:font-weight="normal" style:font-weight-asian="normal" style:font-weight-complex="normal" loext:padding="0cm" loext:border="none"/>
    </style:style>
    <style:style style:name="T12" style:family="text">
      <style:text-properties fo:color="#000000" fo:font-size="9.75pt" fo:font-weight="normal" officeooo:rsid="0027fcfa" style:font-weight-asian="normal" style:font-weight-complex="normal" loext:padding="0cm" loext:border="none"/>
    </style:style>
    <style:style style:name="T13" style:family="text">
      <style:text-properties fo:color="#000000" fo:font-size="9.75pt" fo:font-weight="normal" officeooo:rsid="0028a2e1" style:font-weight-asian="normal" style:font-weight-complex="normal" loext:padding="0cm" loext:border="none"/>
    </style:style>
    <style:style style:name="T14" style:family="text">
      <style:text-properties fo:color="#000000" fo:font-size="9.75pt" fo:font-weight="normal" officeooo:rsid="00299987" style:font-weight-asian="normal" style:font-weight-complex="normal" loext:padding="0cm" loext:border="none"/>
    </style:style>
    <style:style style:name="T15" style:family="text">
      <style:text-properties fo:color="#000000" fo:font-size="9.75pt" fo:font-weight="normal" officeooo:rsid="002af6cd" style:font-weight-asian="normal" style:font-weight-complex="normal" loext:padding="0cm" loext:border="none"/>
    </style:style>
    <style:style style:name="T16" style:family="text">
      <style:text-properties fo:color="#000000" fo:font-size="9.75pt" fo:font-weight="normal" officeooo:rsid="002c046e" style:font-weight-asian="normal" style:font-weight-complex="normal" loext:padding="0cm" loext:border="none"/>
    </style:style>
    <style:style style:name="T17" style:family="text">
      <style:text-properties fo:color="#000000" fo:font-size="9.75pt" fo:font-weight="normal" officeooo:rsid="002cf535" style:font-weight-asian="normal" style:font-weight-complex="normal" loext:padding="0cm" loext:border="none"/>
    </style:style>
    <style:style style:name="T18" style:family="text">
      <style:text-properties fo:color="#000000" fo:font-size="9.75pt" fo:font-weight="normal" officeooo:rsid="002a394b" style:font-weight-asian="normal" style:font-weight-complex="normal" loext:padding="0cm" loext:border="none"/>
    </style:style>
    <style:style style:name="T19" style:family="text">
      <style:text-properties fo:color="#000000" fo:font-size="9.75pt" fo:font-style="normal" style:font-style-asian="normal" style:font-weight-asian="normal" style:font-style-complex="normal" style:font-weight-complex="normal" loext:padding="0cm" loext:border="none"/>
    </style:style>
    <style:style style:name="T20" style:family="text">
      <style:text-properties fo:color="#000000" fo:font-size="9.75pt" fo:font-style="normal" officeooo:rsid="001d19e3" style:font-style-asian="normal" style:font-weight-asian="normal" style:font-style-complex="normal" style:font-weight-complex="normal" loext:padding="0cm" loext:border="none"/>
    </style:style>
    <style:style style:name="T21" style:family="text">
      <style:text-properties fo:color="#000000" fo:font-size="9.75pt" fo:font-style="normal" officeooo:rsid="001e21db" style:font-style-asian="normal" style:font-weight-asian="normal" style:font-style-complex="normal" style:font-weight-complex="normal" loext:padding="0cm" loext:border="none"/>
    </style:style>
    <style:style style:name="T22" style:family="text">
      <style:text-properties fo:color="#000000" fo:font-size="9.75pt" fo:font-style="normal" fo:font-weight="normal" style:font-style-asian="normal" style:font-weight-asian="normal" style:font-style-complex="normal" style:font-weight-complex="normal" loext:padding="0cm" loext:border="none"/>
    </style:style>
    <style:style style:name="T23" style:family="text">
      <style:text-properties fo:color="#000000" fo:font-size="9.75pt" officeooo:rsid="0025c861" loext:padding="0cm" loext:border="none"/>
    </style:style>
    <style:style style:name="T24" style:family="text">
      <style:text-properties fo:color="#000000" fo:font-size="9.75pt" officeooo:rsid="0026e143" loext:padding="0cm" loext:border="none"/>
    </style:style>
    <style:style style:name="T25" style:family="text">
      <style:text-properties fo:color="#000000" fo:font-size="9.75pt" officeooo:rsid="0028a2e1" loext:padding="0cm" loext:border="none"/>
    </style:style>
    <style:style style:name="T26" style:family="text">
      <style:text-properties fo:color="#000000" fo:font-size="9.75pt" officeooo:rsid="00299987" loext:padding="0cm" loext:border="none"/>
    </style:style>
    <style:style style:name="T27" style:family="text">
      <style:text-properties fo:color="#000000" fo:font-size="9.75pt" fo:font-style="italic" fo:font-weight="normal" style:font-style-asian="italic" style:font-weight-asian="normal" style:font-style-complex="italic" style:font-weight-complex="normal" loext:padding="0cm" loext:border="none"/>
    </style:style>
    <style:style style:name="T28" style:family="text">
      <style:text-properties fo:color="#000000" fo:font-size="9.75pt" officeooo:rsid="002f844b" loext:padding="0cm" loext:border="none"/>
    </style:style>
    <style:style style:name="T29" style:family="text">
      <style:text-properties fo:color="#000000" fo:font-size="9.75pt" officeooo:rsid="0030af3f" loext:padding="0cm" loext:border="none"/>
    </style:style>
    <style:style style:name="T30" style:family="text">
      <style:text-properties fo:color="#000000" fo:font-size="9.75pt" officeooo:rsid="00328811" loext:padding="0cm" loext:border="none"/>
    </style:style>
    <style:style style:name="T31" style:family="text">
      <style:text-properties fo:color="#000000" fo:font-size="9.75pt" officeooo:rsid="0033fdff" loext:padding="0cm" loext:border="none"/>
    </style:style>
    <style:style style:name="T32" style:family="text">
      <style:text-properties fo:color="#000000" fo:font-size="9.75pt" officeooo:rsid="003429a3" loext:padding="0cm" loext:border="none"/>
    </style:style>
    <style:style style:name="T33" style:family="text">
      <style:text-properties fo:color="#000000" fo:font-size="9.75pt" officeooo:rsid="00381244" loext:padding="0cm" loext:border="none"/>
    </style:style>
    <style:style style:name="T34" style:family="text">
      <style:text-properties fo:color="#000000" fo:font-size="9.75pt" officeooo:rsid="00392618" loext:padding="0cm" loext:border="none"/>
    </style:style>
    <style:style style:name="T35" style:family="text">
      <style:text-properties fo:color="#000000" fo:font-size="9.75pt" officeooo:rsid="003a1640" loext:padding="0cm" loext:border="none"/>
    </style:style>
    <style:style style:name="T36" style:family="text">
      <style:text-properties fo:color="#000000" fo:font-size="9.75pt" officeooo:rsid="003ac634" loext:padding="0cm" loext:border="none"/>
    </style:style>
    <style:style style:name="T37" style:family="text">
      <style:text-properties fo:font-variant="normal" fo:text-transform="none" fo:color="#000000" style:font-name="Times New Roman" fo:font-size="9.75pt" fo:letter-spacing="normal" fo:font-style="normal" fo:font-weight="normal" officeooo:rsid="00163892" loext:padding="0cm" loext:border="none"/>
    </style:style>
    <style:style style:name="T38" style:family="text">
      <style:text-properties fo:font-variant="normal" fo:text-transform="none" fo:color="#000000" style:font-name="Times New Roman" fo:font-size="9.75pt" fo:letter-spacing="normal" fo:font-style="normal" fo:font-weight="normal" loext:padding="0cm" loext:border="none"/>
    </style:style>
    <style:style style:name="T39" style:family="text">
      <style:text-properties fo:font-variant="normal" fo:text-transform="none" fo:color="#000000" style:font-name="Times New Roman" fo:font-size="9.75pt" fo:letter-spacing="normal" fo:font-style="normal" fo:font-weight="normal" officeooo:rsid="00181fef" loext:padding="0cm" loext:border="none"/>
    </style:style>
    <style:style style:name="T40" style:family="text">
      <style:text-properties fo:font-variant="normal" fo:text-transform="none" fo:color="#000000" style:font-name="Times New Roman" fo:font-size="9.75pt" fo:letter-spacing="normal" fo:font-style="normal" fo:font-weight="normal" officeooo:rsid="002c950d" loext:padding="0cm" loext:border="none"/>
    </style:style>
    <style:style style:name="T41" style:family="text">
      <style:text-properties fo:font-variant="normal" fo:text-transform="none" fo:color="#000000" style:font-name="Times New Roman" fo:font-size="9.75pt" fo:letter-spacing="normal" fo:font-style="normal" fo:font-weight="normal" officeooo:rsid="002cf535" loext:padding="0cm" loext:border="none"/>
    </style:style>
    <style:style style:name="T42" style:family="text">
      <style:text-properties fo:font-variant="normal" fo:text-transform="none" fo:color="#000000" style:font-name="Times New Roman" fo:font-size="9.75pt" fo:letter-spacing="normal" fo:font-style="normal" fo:font-weight="normal" style:letter-kerning="true" style:font-name-asian="Times New Roman1" style:font-size-asian="20pt" style:language-asian="en" style:country-asian="CA" style:font-weight-asian="bold" style:font-name-complex="Calibri Light1" style:font-size-complex="20pt" style:font-weight-complex="bold" loext:padding="0cm" loext:border="none"/>
    </style:style>
    <style:style style:name="T43" style:family="text">
      <style:text-properties fo:font-variant="normal" fo:text-transform="none" fo:color="#000000" style:font-name="Calibri Light" fo:font-size="20pt" fo:letter-spacing="normal" fo:font-style="normal" fo:font-weight="bold" style:letter-kerning="true" style:font-name-asian="Times New Roman1" style:font-size-asian="20pt" style:language-asian="en" style:country-asian="CA" style:font-weight-asian="bold" style:font-name-complex="Calibri Light1" style:font-size-complex="20pt" style:font-weight-complex="bold" loext:padding="0cm" loext:border="none"/>
    </style:style>
    <style:style style:name="T44" style:family="text">
      <style:text-properties style:font-name="Calibri Light" fo:font-size="20pt" style:font-size-asian="20pt" style:font-name-complex="Calibri Light1" style:font-size-complex="20pt"/>
    </style:style>
    <style:style style:name="T45" style:family="text">
      <style:text-properties fo:font-size="18pt" style:font-size-asian="18pt" style:font-size-complex="18pt"/>
    </style:style>
    <style:style style:name="T46" style:family="text">
      <style:text-properties style:font-name="Tahoma" fo:font-weight="bold" style:font-weight-asian="bold" style:font-name-complex="Tahoma1"/>
    </style:style>
    <style:style style:name="T47" style:family="text">
      <style:text-properties style:font-name="Tahoma" fo:font-weight="bold" style:font-name-asian="Times New Roman1" style:font-weight-asian="bold" style:font-name-complex="Tahoma1" style:font-size-complex="10pt"/>
    </style:style>
    <style:style style:name="T48" style:family="text">
      <style:text-properties style:font-name="Tahoma" style:font-name-asian="Times New Roman1" style:font-name-complex="Tahoma1"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Graphics">
      <style:graphic-properties draw:stroke="solid" svg:stroke-width="0.026cm" svg:stroke-color="#000000" draw:stroke-linejoin="miter" draw:fill="solid" draw:fill-color="#ffffff" draw:textarea-vertical-align="top" draw:auto-grow-height="false" fo:min-height="3.558cm" fo:min-width="15.051cm" fo:padding-top="0.127cm" fo:padding-bottom="0.127cm" fo:padding-left="0.254cm" fo:padding-right="0.254cm" fo:wrap-option="wrap" fo:margin-left="0.318cm" fo:margin-right="0.37cm" fo:margin-top="0cm" fo:margin-bottom="0.053cm"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8"><text:line-break/></text:span></text:p>
      <text:p text:style-name="P10"><text:span text:style-name="T42"/></text:p>
      <text:p text:style-name="P10"><text:span text:style-name="T42"/></text:p>
      <text:p text:style-name="P10"><text:span text:style-name="T43">SCS 3252_006 - Big Data Management Systems &amp; Tools</text:span></text:p>
      <text:p text:style-name="P1"><text:span text:style-name="T44">School of Continuing Studies, University of Toronto</text:span></text:p>
      <text:p text:style-name="P2"/>
      <text:p text:style-name="P2"/>
      <text:p text:style-name="P1"><text:span text:style-name="T45">Instructor: Katrin Shechtman</text:span></text:p>
      <text:p text:style-name="P1"><text:span text:style-name="T45">Assignment: Week 3 - Hadoop Assignment</text:span></text:p>
      <text:p text:style-name="P1"><text:span text:style-name="T45">Submitted by: Isaac Aktam</text:span></text:p>
      <text:p text:style-name="P1"><text:span text:style-name="T45">Enrollment ID: </text:span><text:bookmark text:name="x_qqid_username"/><text:span text:style-name="T45">qq250757</text:span></text:p>
      <text:p text:style-name="P2"/>
      <text:p text:style-name="P2"/>
      <text:p text:style-name="P2"/>
      <text:p text:style-name="P2"/>
      <text:p text:style-name="P2"/>
      <text:p text:style-name="P2"/>
      <text:p text:style-name="P3"/>
      <text:p text:style-name="P3"/>
      <text:p text:style-name="P3"/>
      <text:p text:style-name="P3"/>
      <text:p text:style-name="P3"/>
      <text:p text:style-name="P5"/>
      <text:p text:style-name="P2"><text:span text:style-name="T46">Additional Comments:</text:span></text:p>
      <text:p text:style-name="P5"><draw:custom-shape text:anchor-type="paragraph" draw:z-index="0" draw:name="Text Box 4" draw:style-name="gr1" draw:text-style-name="P30" svg:width="15.558cm" svg:height="3.811cm" svg:x="1.365cm" svg:y="0.028cm"><text:p text:style-name="P2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text:span text:style-name="T38"/></text:p>
      <text:p text:style-name="P12"><text:span text:style-name="T38">1. Describe a business situation in which Hadoop would be a better choice for storing the data than a relational database and explain why (give at least three reasons) - </text:span><text:span text:style-name="T37">To answer this question, we need to think from the point of view of a business </text:span><text:span text:style-name="T39">problem</text:span><text:span text:style-name="T37">. For example, let’s say we are a </text:span><text:span text:style-name="T1">business and employ</text:span><text:span text:style-name="T23">m</text:span><text:span text:style-name="T1">ent-oriented service </text:span><text:span text:style-name="T2">provider </text:span><text:span text:style-name="T1">that operates via websites and mobile apps, </text:span><text:span text:style-name="T2">i.e. LinkedI</text:span><text:span text:style-name="T23">N</text:span><text:span text:style-name="T2">. </text:span><text:span text:style-name="T3">As per <text:s/></text:span><text:a xlink:type="simple" xlink:href="http://upxacademy.com/applications-hadoop/" text:style-name="Internet_20_link" text:visited-style-name="Visited_20_Internet_20_Link">upxacademy</text:a><text:span text:style-name="T3">, LinkedIn provides recommendations to users about the people they may know and suggest them jobs based on their profile and skill sets too. LinkedIN has 3 major clusters having 800 nodes (each node has 8 cores, 24GB RAM, 12 TB storage), 1900 nodes (each node has 12 cores, 24GB RAM, 12 TB storage) and 1400 nodes (each node has 12 cores, 32GB RAM, 12 TB storage). It uses Apache Pig, Apache Hive, Apache Avro and Apache Kafka. </text:span><text:span text:style-name="T24">LinkedIN uses Hadoop for development of predictive analytics applications like “Skill Endorsements” and “People You May Know”, ad-hoc analysis by data scientists and for descriptive statistics for operating interal dashboards. Let’s </text:span><text:span text:style-name="T25">take a look at some of the examples of</text:span><text:span text:style-name="T24"> how </text:span><text:span text:style-name="T25">LinkedIN uses </text:span><text:span text:style-name="T24">Hadoop for predictive analytics before moving onto Hadoop vs Relational Databases section:</text:span></text:p>
      <text:list xml:id="list8830218304178124325" text:style-name="L6">
        <text:list-item>
          <text:p text:style-name="P25"><text:span text:style-name="T1">People You May Know</text:span><text:span text:style-name="T11">. Most of LinkedIN’s data is offline and it moves pretty slowly. LinkedIN’s data infrastructure uses Hadoop for batch processing. LinkedIN pre-computes the data for “People You Know” product by recording close to 120 billion relationships per day in a Hadoop MapReduce pipeline, that runs 82 Hadoop jobs which require 16TB of intermediate data. </text:span><text:span text:style-name="T12">The feature is implemented by a job that makes use of a statistical model to predict the probability of two persons knowing each other. The data infrastucture uses bloom filters to accelerate join operations while running jobs which provide 10 times better performance.</text:span></text:p>
        </text:list-item>
        <text:list-item>
          <text:p text:style-name="P26"><text:span text:style-name="T1">Skill Endorsements</text:span><text:span text:style-name="T11">.Skill Endorsements is a deep information extraction problem. The workflow first determines the various skills that exists for a member, which requires synonym detection and finding ambiguities if any. The skills are then joined with the profile of a member, social graph, groups and any other activity by the member that helps in finding out the skill for the person. After the skills are resolved, endorsement recommendations are compute by measuring the affinity between two members and the tendency for a member to have a particular skill. The resulting skill recommendations are delivered through Voldemort as key-value stores by mapping a member id to the list of other members, skill id’s and the score.</text:span></text:p>
        </text:list-item>
        <text:list-item>
          <text:p text:style-name="P26"><text:span text:style-name="T25">News Feed Updates</text:span><text:span text:style-name="T11">. </text:span><text:span text:style-name="T13">LinkedIN incorporates data analytics and intelligence to understand what kind of information you’d like to read, what subjects itnerest you the most, what kind of updates you like and putting together the aggregate real-time news feed for you. </text:span><text:span text:style-name="T14">A LinkedIN member receives an update if any other member in their connections has an updated profile. For example, to show deepr analytic insights like highlighting the company that most of the members/connections now work at, requires multiple join computations on different data sources which is time-consuming. As this is a batch compute intenstive process that requires joining company data of different member profiles, Hadoop is used for rapid prototyping and testing new updates.</text:span></text:p>
          <text:p text:style-name="P26"><text:soft-page-break/><text:span text:style-name="T14"/></text:p>
        </text:list-item>
        <text:list-item>
          <text:p text:style-name="P27"><text:span text:style-name="T26">O</text:span><text:span text:style-name="T1">ther</text:span><text:span text:style-name="T11">. </text:span></text:p>
          <text:list>
            <text:list-item>
              <text:p text:style-name="P27"><text:span text:style-name="T27">Giraph</text:span><text:span text:style-name="T22"> is used for social graph computations and interpretations on Hadoop clusters. </text:span></text:p>
            </text:list-item>
            <text:list-item>
              <text:p text:style-name="P27"><text:span text:style-name="T27">White Elephant </text:span><text:span text:style-name="T22">parses Hadoop logs and provides visualization dashboard for Hadoop clusters. </text:span></text:p>
            </text:list-item>
            <text:list-item>
              <text:p text:style-name="P27"><text:span text:style-name="T27">Decomposer </text:span><text:span text:style-name="T22">contains large matrix decomposition algorithms implemented in Java. </text:span><text:span text:style-name="T27">Azkaban </text:span><text:span text:style-name="T22">is an open source workflow system for Hadoop. </text:span></text:p>
            </text:list-item>
            <text:list-item>
              <text:p text:style-name="P27"><text:span text:style-name="T27">Kafka</text:span><text:span text:style-name="T22"> at LinkedIN is used for tracking hundreds of different events like page views, profiel views, network updates, impressions, logins and searches over a billion records every day. </text:span></text:p>
            </text:list-item>
            <text:list-item>
              <text:p text:style-name="P27"><text:span text:style-name="T27">Avatar</text:span><text:span text:style-name="T22"> is LinkedIN’s scalable and highly available OLAP (Online Analytical Processing) system used in “Who’s Viewed My Profile” feature.</text:span></text:p>
            </text:list-item>
          </text:list>
        </text:list-item>
      </text:list>
      <text:p text:style-name="P28"><text:span text:style-name="T14">N</text:span><text:span text:style-name="T18">ow, after covering how LinkedIN uses Hadoop, let’s dig deper and cover why Hadoop is chosen over the Relational Databases. </text:span><text:span text:style-name="T15">First of all, what is Hadoop? - Hadoop is fundamentally an open source infrastructure </text:span><text:span text:style-name="T16">software framework that allows distributed storage and processing of a huge amount of data. It is a cluster system which works as a Master-Slave Architecture. Hence, with such architecture, large data can be stored and processed in parallel. Diffferent types of data can be analyzed, structured (tables), unstructured (logs, email body, blog text), and semi-structured (media file metadata, XML, HTML). Can you do such computer gymnastics in RDBMS? </text:span><text:span text:style-name="T17">Most likely no. </text:span><text:span text:style-name="T38"><text:s/></text:span><text:span text:style-name="T40">Few other advantages of Hadoop is that it has a dynamic schema (schema is required on read, </text:span><text:span text:style-name="T41">meaning Hadoop “dumps” data by effectively ignoring all structure when writing, resulting in “unstructured” data; cleaning and interpreting data data is left to whoever is querying Hadoop during the “read”</text:span><text:span text:style-name="T40">), works great with gigantic amounts of data, has fast reads and writes, has high throughput, and works well with horizontal scalability. In conclusion, Hadoop is a technology architecture that makes use of commodity hardware </text:span><text:span text:style-name="T41">in a highly distributed and scalable fashion, enabling fast data retrieval at a lower cost in real time.</text:span></text:p>
      <text:p text:style-name="P7"><text:span text:style-name="T1">2. Describe a business situation in which a relational database would be the better option and explain why (give at least three reasons) – </text:span><text:span text:style-name="T8">Imagine you are heading operations of a mulbiliion financial corporation. There are millions of clients who use services to perform transactions on a daily basis. Clients expect reliable and timely service without any disruptions. In this case, it would be reasonable and appropriate to use a relational database such as Structured Querying Language (SQL), as it is a good choice for applications that involve the management of seeveral transactions. The structure of a relational database allowes one to link information from different tables through the use of foreign keys (or indexes), which are used to uniquely identify any atomic piece of data within that table. Other tables may refer to that foreign key, so as to create link between their data pieces and the piece </text:span><text:soft-page-break/><text:span text:style-name="T8">pointed to by the foreign key, so as to create a link between their data pieces and the piece pointed to by the foreign key. Now, if we want our application handle a lot of complicated quierying, database transactions and routine analysis of data, we would want such opreations to be reliable so that our customers can stay satifisfied and our profits high. This is where the ACID (the set of properties that guarantee database transactions are processed reliably) really matters, and where referential integrity comes into play. Referential integrity is the concept in which multiple database tables share a relationship based on the data stored in the tables, and that relationship </text:span><text:span text:style-name="T7">must </text:span><text:span text:style-name="T9">remain consistent. This is usually enforced with cascading actions of adding, deleting, and updating. Now, what is ACID? ACID stands for:</text:span></text:p>
      <text:list xml:id="list1664552755836879610" text:style-name="L4">
        <text:list-item>
          <text:p text:style-name="P23"><text:span text:style-name="T10">Atomic</text:span><text:span text:style-name="T19"> – either the whole process is done or none is. A financial transaction either happens or it does not. </text:span></text:p>
        </text:list-item>
        <text:list-item>
          <text:p text:style-name="P23"><text:span text:style-name="T10">Consistent</text:span><text:span text:style-name="T19"> – database constraints are preserved. I</text:span><text:span text:style-name="T20">f financial transaction happens, then the total value from the deposit to withdrawal stays the same, and information datatype stays the same from one transaction to another.</text:span></text:p>
        </text:list-item>
        <text:list-item>
          <text:p text:style-name="P23"><text:span text:style-name="T10">Isolated</text:span><text:span text:style-name="T19"> – it appears to the user as if only one process executes at a time. Financial transaction excecutes in sequence.</text:span></text:p>
        </text:list-item>
        <text:list-item>
          <text:p text:style-name="P23"><text:span text:style-name="T10">Durable </text:span><text:span text:style-name="T19"><text:s/>- effects of a process do not get lost if the system crashes.If financial transaction is successful, then its affect on database state is not lost in spite of subsequent failures, </text:span><text:span text:style-name="T21">ergo fault tolerance</text:span><text:span text:style-name="T19">.</text:span></text:p>
        </text:list-item>
      </text:list>
      <text:p text:style-name="P24"><text:span text:style-name="T19">Lastly, SQL querries can be used to retrieve large amounts of records from a database quickly and efficiently.</text:span></text:p>
      <text:p text:style-name="P7"><text:span text:style-name="T1">3. Describe a business situation where MongoDB would </text:span><text:span text:style-name="T28">br </text:span><text:span text:style-name="T1">a better choice than either and again give at least three reasons – </text:span><text:span text:style-name="T28">Before describing a business situation where MongoDB would be a better choice, let’s take a look at at some of its advantages </text:span><text:span text:style-name="T29">and the datatype it uses. Advantages:</text:span></text:p>
      <text:list xml:id="list619729302943101880" text:style-name="L8">
        <text:list-item>
          <text:p text:style-name="P13"><text:span text:style-name="T1">MongoDB has a lower latency per query and spends less CPU time per query because it is doing a lot less work (e.g., no joins, transactions). As a result, it can handle a higher load in terms of queries per second and is thus used if you have a massive number of users.</text:span></text:p>
        </text:list-item>
        <text:list-item>
          <text:p text:style-name="P13"><text:span text:style-name="T1">MongoDB is easier to shard (use in a cluster) because it does not have to worry about transactions and consistency.</text:span></text:p>
        </text:list-item>
        <text:list-item>
          <text:p text:style-name="P14"><text:span text:style-name="T1">MongoDB has a faster write speed because it does not have to worry about transactions or rollbacks (and thus does not have to worry about locking).</text:span></text:p>
        </text:list-item>
        <text:list-item>
          <text:p text:style-name="P14"><text:span text:style-name="T1">MongoDB does not have a schema in case one has a special use case that can take advantage of that.</text:span></text:p>
        </text:list-item>
      </text:list>
      <text:p text:style-name="P15"><text:span text:style-name="T1">Now, let’s disccus JSON data types. </text:span><text:span text:style-name="T30">JSON (JavaScript Object Notation) is </text:span><text:span text:style-name="T31">an </text:span><text:span text:style-name="T30">open-standard file format that uses human-readable text to transmit data objects consisting of attribute-value pairs and array data types (or any other serializable value) in a document-like format. It is a very common data format usedfor asynchrous browser-server communication. </text:span><text:span text:style-name="T32">JSON’s simple design and flexibility makes it easy to read and understand, and in most cases, easty to manipulate in the programming language of one’s </text:span><text:soft-page-break/><text:span text:style-name="T32">choice. The lack of a stict schema enables flexibility of the formate, but that flexibility sometimes makes it difficult to ensure that one is reading and writing JSON properly.</text:span></text:p>
      <text:p text:style-name="P15"><text:span text:style-name="T32"><text:tab/>Now, given the above, let’s take a look at how businesses use MongoDB for its operations:</text:span></text:p>
      <text:list xml:id="list786936120408706055" text:style-name="L9">
        <text:list-item>
          <text:p text:style-name="P16"><text:span text:style-name="T32">S</text:span><text:span text:style-name="T1">hopStage built its platform for retailers on MongoDB. The platform is desgined to connect with them with their customers across all digital channels for upselling and cross-selling ether online or in stores.</text:span></text:p>
        </text:list-item>
        <text:list-item>
          <text:p text:style-name="P16"><text:span text:style-name="T1">Orange Digital, the subsidiary of France Telecom supplying digital service in the United Kingdom and Europe, moved its databases from MySQL to a combination of MongoDB and Amazon Web Services when it needed a new database able to scale and meet its precise performance and availability needs.</text:span></text:p>
        </text:list-item>
        <text:list-item>
          <text:p text:style-name="P16"><text:span text:style-name="T1">AHL Man Group, a financial services firm, replaced several different relational databases with a signle MongoDB platform so that its financial market quantitative analysts can use it for algorithmic trading modeling.</text:span></text:p>
        </text:list-item>
        <text:list-item>
          <text:p text:style-name="P16"><text:span text:style-name="T1">The City of Chicago built its WindyGrid – a real-time analytics system designed to help department managers identify issues from multiple sources and coordinate responses among departments – on MongoDB.</text:span></text:p>
        </text:list-item>
        <text:list-item>
          <text:p text:style-name="P17"><text:span text:style-name="T1">Urban Outfitters uses MongoDB for its e-commerce platform to quickly release apps based on its flexibility and performance. These have included offerings such as in-store pickup for online purchases.</text:span></text:p>
        </text:list-item>
        <text:list-item>
          <text:p text:style-name="P22"><text:span text:style-name="T1">BillRun is a next generation Open Source billing solution that utilizes MongoDB as its data store. This billing system runs in production in the fastest growing cellular operator in Israel, where it processes over 500M CDRs (call data records) each </text:span><text:span text:style-name="T35">month.</text:span></text:p>
        </text:list-item>
      </text:list>
      <text:p text:style-name="P18"><text:span text:style-name="T1">We would choose MongoDB over the RDBMS </text:span><text:span text:style-name="T36">or Hadoop </text:span><text:span text:style-name="T1">if we expect to face the following issues:</text:span></text:p>
      <text:list xml:id="list1922310723093459991" text:style-name="L10">
        <text:list-item>
          <text:p text:style-name="P19"><text:span text:style-name="T1">We expect a high write load. MongoDB by default prefers high insert rate over transaction safety. If one needs to load tons of data lines with a low business value for each one, MongoDB should fit.</text:span></text:p>
        </text:list-item>
        <text:list-item>
          <text:p text:style-name="P19"><text:span text:style-name="T1">We need high availablity in a an unreliable environment </text:span><text:span text:style-name="T33">(cloud and real life). Setting replicaSet (set of servers that act as Master-Slaves) is easy and fast. Moreover, recover from a node (or a data center) failure is instant, safe and automatic.</text:span></text:p>
        </text:list-item>
        <text:list-item>
          <text:p text:style-name="P20"><text:span text:style-name="T1">We need to grow big (and shard our data). Databases scaling is hard (a single MySQL table performance will degrade when corssing the 5-10 GB per table). If one needs to partition and shard one’s database, MongoDB has a built in and easy solution for that.</text:span></text:p>
        </text:list-item>
        <text:list-item>
          <text:p text:style-name="P20"><text:span text:style-name="T1">Our data is location based. MongoDB has built in spacial functions, so finding relevant daa from from relevant locations is fast and accurate.</text:span></text:p>
        </text:list-item>
        <text:list-item>
          <text:p text:style-name="P20"><text:soft-page-break/><text:span text:style-name="T1">Our data set is going to be big (starting from 1 GB) and schema is not stable. Adding new columns to RDBMS can lock the entire database in some database, or create a major load and performance degradation in other. Usually it happens when table size is larger than 1 GB. As MongoDB is schema-less, adding a new field does not affect old rows (or documents) and will be instant. </text:span><text:span text:style-name="T34">Other plus is that we don’t need a DBA (Database Administrator) to modify our schema when application changes.</text:span></text:p>
        </text:list-item>
        <text:list-item>
          <text:p text:style-name="P21"><text:span text:style-name="T1">We don’t have a DBA. If we don’t have DBA, and we don’t want to normalize our data and do joins, we should consider MongoDB. MongoDB is great for class persistence, as classes can serialized to JSON and stored AS IS in MongoDB.</text:span></text:p>
        </text:list-item>
      </text:list>
      <text:p text:style-name="P8"><text:span text:style-name="T1">4. </text:span><text:span text:style-name="T6">What is the point in having and using Pig if we have Hive so can use SQL (again, three advantages)?</text:span><text:span text:style-name="T1"> - </text:span><text:span text:style-name="T4">To answer this question, we need to understand when to use Pig and Hive. We use Hive if we are working with a structured data and we have data warehousing requirements. Additionally, Hive uses a declartive language called HiveQL (similar to SQL) and therefore many users will be comfortable with using such commands as select, where, group by, and order by. But, users of Hive will lose some ability to optimize the query, by relying on Hive optimizer. Compared to Hive, Pig requires some mental gymnastics as it uses Pig Latin (which is a procedurial data flow language) and is suited for structured/semi-structured data. Pig Latin has many of the usual data processing concepts that SQL has, such as filtering, selecting, grouping, and ordering, but the syntax is a little different from SQL (particularly the group by and flatten statements). Pig requires more verbose coding. Additionally, Pig provides the user with more control and optimization over the flow of data than Hive does. If you are a Data Engineer, then you would want to use Pig as it provides greater control over the dataflow (ETL). If you are a Data Analyst, then you can use Hive, especially if you have a previous work experience with SQL and on planning visualizing and creating reports. Additionally, Hive operates on the server side of the cluster whereas Pig operates on the client side of the cluster. Also, Pig can be used when we don’t want to create schema while loading </text:span><text:span text:style-name="T5">(meaning we can store data in alias)</text:span><text:span text:style-name="T4"> and when we are working on an Avro Hadoop file format </text:span><text:span text:style-name="T5">whereas Hive supports Schema for inserting data in tables. Lastly, it is easy to debug Pig Scripts whereas it is a rather complicated procedure to debug Hive scripts.</text:span></text:p>
      <text:p text:style-name="P1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9.144cm" style:type="center"/>
          <style:tab-stop style:position="18.2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235cm" fo:margin-left="1.787cm" fo:margin-right="1.51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20:21:37.537953111</meta:creation-date>
    <dc:date>2018-06-09T17:31:14.748994243</dc:date>
    <meta:editing-duration>P2DT23H39M8S</meta:editing-duration>
    <meta:editing-cycles>18</meta:editing-cycles>
    <meta:generator>LibreOffice/5.1.6.2$Linux_X86_64 LibreOffice_project/10m0$Build-2</meta:generator>
    <meta:document-statistic meta:table-count="0" meta:image-count="0" meta:object-count="0" meta:page-count="6" meta:paragraph-count="48" meta:word-count="2404" meta:character-count="14580" meta:non-whitespace-character-count="12232"/>
  </office:meta>
</office:document-meta>
</file>